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fo:margin-top="0in" fo:margin-bottom="0in" loext:contextual-spacing="false"/>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officeooo:rsid="000d9e36" officeooo:paragraph-rsid="000d9e36" style:font-name-asian="Microsoft YaHei" style:font-size-asian="11pt" style:font-weight-asian="bold" style:font-name-complex="Arial1" style:font-size-complex="11pt" style:font-weight-complex="bold"/>
    </style:style>
    <style:style style:name="P7" style:family="paragraph" style:parent-style-name="Standard">
      <style:paragraph-properties fo:text-align="center" style:justify-single-word="false"/>
      <style:text-properties style:font-name="DejaVu Serif" fo:font-size="11pt" fo:font-weight="bold" style:font-name-asian="Microsoft YaHei" style:font-size-asian="11pt" style:font-weight-asian="bold" style:font-name-complex="Arial1" style:font-size-complex="11pt" style:font-weight-complex="bold"/>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Heading_20_1">
      <style:paragraph-properties fo:margin-top="0in" fo:margin-bottom="0in" loext:contextual-spacing="false"/>
    </style:style>
    <style:style style:name="P10"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1"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2" style:family="paragraph" style:parent-style-name="Standard">
      <style:text-properties style:font-name="DejaVu Serif" fo:font-size="11pt" fo:font-weight="normal" officeooo:rsid="000d9e36" officeooo:paragraph-rsid="000d9e36" style:font-name-asian="Microsoft YaHei" style:font-size-asian="11pt" style:font-weight-asian="normal" style:font-name-complex="Arial1" style:font-size-complex="11pt" style:font-weight-complex="normal"/>
    </style:style>
    <style:style style:name="P13" style:family="paragraph" style:parent-style-name="Standard">
      <style:text-properties style:font-name="DejaVu Serif" fo:font-size="11pt" fo:font-weight="normal" officeooo:rsid="000dca29" officeooo:paragraph-rsid="000dca29" style:font-name-asian="Microsoft YaHei" style:font-size-asian="11pt" style:font-weight-asian="normal" style:font-name-complex="Arial1" style:font-size-complex="11pt" style:font-weight-complex="normal"/>
    </style:style>
    <style:style style:name="P14" style:family="paragraph" style:parent-style-name="Standard">
      <style:text-properties style:font-name="DejaVu Serif" fo:font-size="11pt" fo:font-weight="normal" officeooo:rsid="000e81e0" officeooo:paragraph-rsid="000e81e0" style:font-name-asian="Microsoft YaHei" style:font-size-asian="11pt" style:font-weight-asian="normal" style:font-name-complex="Arial1" style:font-size-complex="11pt" style:font-weight-complex="normal"/>
    </style:style>
    <style:style style:name="P15" style:family="paragraph" style:parent-style-name="Standard">
      <style:text-properties style:font-name="DejaVu Serif" fo:font-size="11pt" fo:font-weight="normal" officeooo:rsid="0013311b" officeooo:paragraph-rsid="0013311b" style:font-name-asian="Microsoft YaHei" style:font-size-asian="11pt" style:font-weight-asian="normal" style:font-name-complex="Arial1" style:font-size-complex="11pt" style:font-weight-complex="normal"/>
    </style:style>
    <style:style style:name="P16" style:family="paragraph" style:parent-style-name="Standard">
      <style:text-properties officeooo:paragraph-rsid="000dca29"/>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officeooo:rsid="000d9e36" style:font-size-asian="10pt" style:font-weight-asian="normal" style:font-size-complex="10pt" style:font-weight-complex="normal"/>
    </style:style>
    <style:style style:name="T4"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5"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DejaVu Serif" fo:font-size="10pt" fo:font-style="normal" style:font-size-asian="10pt" style:font-style-asian="normal" style:font-size-complex="10pt" style:font-style-complex="normal"/>
    </style:style>
    <style:style style:name="T7"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9"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10"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2" style:family="text">
      <style:text-properties style:font-name="DejaVu Serif" fo:font-size="11pt" fo:font-style="italic" fo:font-weight="normal" officeooo:rsid="000e81e0" style:font-name-asian="Microsoft YaHei" style:font-size-asian="11pt" style:font-style-asian="italic" style:font-weight-asian="normal" style:font-name-complex="Arial1" style:font-size-complex="11pt" style:font-style-complex="italic" style:font-weight-complex="normal"/>
    </style:style>
    <style:style style:name="T13" style:family="text">
      <style:text-properties style:font-name="DejaVu Serif" fo:font-size="11pt" fo:font-weight="normal" officeooo:rsid="000dca29" style:font-name-asian="Microsoft YaHei" style:font-size-asian="11pt" style:font-weight-asian="normal" style:font-name-complex="Arial1" style:font-size-complex="11pt" style:font-weight-complex="normal"/>
    </style:style>
    <style:style style:name="T14" style:family="text">
      <style:text-properties style:font-name="DejaVu Serif" fo:font-size="11pt" fo:font-weight="normal" officeooo:rsid="000e81e0" style:font-name-asian="Microsoft YaHei" style:font-size-asian="11pt" style:font-weight-asian="normal" style:font-name-complex="Arial1" style:font-size-complex="11pt" style:font-weight-complex="normal"/>
    </style:style>
    <style:style style:name="T15" style:family="text">
      <style:text-properties fo:font-style="normal" style:font-style-asian="normal" style:font-style-complex="normal"/>
    </style:style>
    <style:style style:name="T1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officeooo:rsid="000e81e0"/>
    </style:style>
    <style:style style:name="T20" style:family="text">
      <style:text-properties fo:font-style="italic" officeooo:rsid="000e81e0" style:font-style-asian="italic" style:font-style-complex="italic"/>
    </style:style>
    <style:style style:name="T21" style:family="text">
      <style:text-properties officeooo:rsid="00117bdd"/>
    </style:style>
    <style:style style:name="T2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1">Roll High. Or Die. </text:span><text:span text:style-name="T2">(v.0</text:span><text:span text:style-name="T4">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3">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6">Written by Ian </text:span></text:span><text:span text:style-name="Emphasis"><text:span text:style-name="T5">Wuth</text:span></text:span></text:p>
      <text:p text:style-name="P2"><text:span text:style-name="Emphasis"><text:span text:style-name="T5">Edited by Brock Wuth (coming soon...)</text:span></text:span></text:p>
      <text:p text:style-name="P8">Part 0:</text:p>
      <text:p text:style-name="P1"><text:span text:style-name="Emphasis"><text:span text:style-name="T15">An Introduction</text:span></text:span></text:p>
      <text:p text:style-name="Standard"><text:span text:style-name="Emphasis"><text:span text:style-name="T7"/></text:span></text:p>
      <text:p text:style-name="Standard"><text:span text:style-name="Emphasis"><text:span text:style-name="T7">Your heroes are flawed. Your government is flawed. Your neighbors are flawed. You are flawed.</text:span></text:span></text:p>
      <text:p text:style-name="Standard"><text:span text:style-name="Emphasis"><text:span text:style-name="T7"/></text:span></text:p>
      <text:p text:style-name="Standard"><text:span text:style-name="Emphasis"><text:span text:style-name="T7">Do your best anyways.</text:span></text:span></text:p>
      <text:p text:style-name="Standard"><text:span text:style-name="Emphasis"><text:span text:style-name="T7"/></text:span></text:p>
      <text:p text:style-name="Standard"><text:span text:style-name="Emphasis"><text:span text:style-name="T7">Welcome to </text:span></text:span><text:span text:style-name="Emphasis"><text:span text:style-name="T10">Roll High. Or Die.</text:span></text:span><text:span text:style-name="Emphasis"><text:span text:style-name="T7">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7"/></text:span></text:p>
      <text:p text:style-name="P3"><text:span text:style-name="Emphasis"><text:span text:style-name="T18">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7"/></text:span></text:p>
      <text:p text:style-name="P3"><text:span text:style-name="Emphasis"><text:span text:style-name="T18">These stories usually starts small – that one healing potion is the difference between life and death. As the story picks up, and your characters get larger, stronger, more influential, it becomes more about these </text:span></text:span><text:span text:style-name="Emphasis"><text:span text:style-name="T16">people</text:span></text:span><text:span text:style-name="Emphasis"><text:span text:style-name="T18">, who </text:span></text:span><text:span text:style-name="Emphasis"><text:span text:style-name="T16">they</text:span></text:span><text:span text:style-name="Emphasis"><text:span text:style-name="T18"> are, what </text:span></text:span><text:span text:style-name="Emphasis"><text:span text:style-name="T16">they</text:span></text:span><text:span text:style-name="Emphasis"><text:span text:style-name="T18"> do, and </text:span></text:span><text:span text:style-name="Emphasis"><text:span text:style-name="T17">why</text:span></text:span><text:span text:style-name="Emphasis"><text:span text:style-name="T18"> they do it </text:span></text:span><text:span text:style-name="Emphasis"><text:span text:style-name="T16">that way</text:span></text:span><text:span text:style-name="Emphasis"><text:span text:style-name="T18">, and the barriers they face along the way.</text:span></text:span></text:p>
      <text:h text:style-name="P11" text:outline-level="1">Part 1: </text:h>
      <text:h text:style-name="P10" text:outline-level="1"><text:span text:style-name="Emphasis"><text:span text:style-name="T15">Safety Tools</text:span></text:span></text:h>
      <text:p text:style-name="Standard"><text:span text:style-name="Emphasis"><text:span text:style-name="T8">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1">Roll High. Or Die.</text:span></text:span></text:p>
      <text:p text:style-name="Standard"><text:span text:style-name="Emphasis"><text:span text:style-name="T8"/></text:span></text:p>
      <text:p text:style-name="Standard"><text:span text:style-name="Emphasis"><text:span text:style-name="T9">The X Card</text:span></text:span></text:p>
      <text:p text:style-name="Standard"><text:span text:style-name="Emphasis"><text:span text:style-name="T8">Before beginning play, gather your players. Explain the following and formalize what the X Card is for your group.</text:span></text:span></text:p>
      <text:p text:style-name="Standard"><text:span text:style-name="Emphasis"><text:span text:style-name="T8"/></text:span></text:p>
      <text:p text:style-name="P4">If a player “touches the X-Card” during a scene, the Referee stops or skips over the scene, no questions asked.</text:p>
      <text:p text:style-name="Standard"><text:span text:style-name="Emphasis"><text:span text:style-name="T8"/></text:span></text:p>
      <text:p text:style-name="Standard"><text:span text:style-name="Emphasis"><text:span text:style-name="T9">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11" text:outline-level="1">Part 2: </text:h>
      <text:h text:style-name="P10"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7">Part 2a: Before</text:p>
      <text:p text:style-name="P6">Ability Scores</text:p>
      <text:p text:style-name="P12">To begin creating a character, before all else, one will roll their Ability Scores; the six numbers that represents your character’s abilities in their basest form. </text:p>
      <text:p text:style-name="P12"/>
      <text:p text:style-name="P13">To discuss these abilities, think about tomatoes.</text:p>
      <text:p text:style-name="P13"/>
      <text:p text:style-name="P16"><text:span text:style-name="T13">Strength is your character’s ability to </text:span><text:span text:style-name="T14">beat the shit out of</text:span><text:span text:style-name="T13"> a tomato.</text:span></text:p>
      <text:p text:style-name="P16"><text:span text:style-name="T13">Constitution </text:span><text:span text:style-name="T14">is your character’s ability to survive eating bad tomatoes, like, </text:span><text:span text:style-name="T12">too many</text:span><text:span text:style-name="T14">.</text:span></text:p>
      <text:p text:style-name="P13">Dexterity <text:span text:style-name="T19">is your character’s ability to dodge a flying tomato.</text:span></text:p>
      <text:p text:style-name="P13">Intelligence <text:span text:style-name="T19">is your character’s ability to logically understand that a tomato is technically categorized as a fruit.</text:span></text:p>
      <text:p text:style-name="P13">Wisdom <text:span text:style-name="T19">is your character’s ability to intuitively understand that a tomato will not go well in this fruit salad.</text:span></text:p>
      <text:p text:style-name="P13">Charisma <text:span text:style-name="T19">is your character’s ability to convince someone that eating this tomato-fruit salad is actually a </text:span><text:span text:style-name="T20">good</text:span><text:span text:style-name="T19"> idea.</text:span></text:p>
      <text:p text:style-name="P13"/>
      <text:p text:style-name="P14">With that in mind, <text:span text:style-name="T21">to determine these scores for your character, you will roll six sets of 4d6 – four six sided dice – removing the lowest roll from the set. You may choose to assign any of your sets to any of your Ability Scores.</text:span></text:p>
      <text:p text:style-name="P14"/>
      <text:p text:style-name="P15">The mechanics of how you will use these for your character are discussed in <text:span text:style-name="T22">Systems Management</text:span>.</text:p>
      <text:p text:style-name="P13"/>
      <text:p text:style-name="P5">Heritage</text:p>
      <text:p text:style-name="P5">Culture</text:p>
      <text:p text:style-name="P5">Background</text:p>
      <text:p text:style-name="P5"/>
      <text:p text:style-name="P5">Part 2b: After</text:p>
      <text:p text:style-name="P5">Level One</text:p>
      <text:p text:style-name="P5">Beyond</text:p>
      <text:h text:style-name="P11" text:outline-level="1">Part 3: </text:h>
      <text:h text:style-name="P10" text:outline-level="1">Systems Management</text:h>
      <text:p text:style-name="P5">3a Generalities</text:p>
      <text:p text:style-name="P5">Ability</text:p>
      <text:p text:style-name="P5">Proficiency</text:p>
      <text:p text:style-name="P5"/>
      <text:p text:style-name="P5">3b Combat</text:p>
      <text:p text:style-name="P5">Timekeeping</text:p>
      <text:p text:style-name="P5">Actions During Combat</text:p>
      <text:p text:style-name="P5"><text:tab/>Attacks</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Active v Travel v Rest</text:p>
      <text:p text:style-name="P5"><text:tab/>Pace</text:p>
      <text:p text:style-name="P5"><text:tab/>Activities</text:p>
      <text:p text:style-name="P5"><text:tab/>Environment</text:p>
      <text:p text:style-name="P5"><text:tab/><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text:p>
      <text:p text:style-name="P5"/>
      <text:p text:style-name="P5">3d Magic</text:p>
      <text:p text:style-name="P5">Sources</text:p>
      <text:p text:style-name="P5">Preparing and Casting</text:p>
      <text:p text:style-name="P5">Creativity</text:p>
      <text:h text:style-name="P11" text:outline-level="1">Appendix A: </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8-14T14:35:22.84</meta:creation-date>
    <dc:date>2022-08-16T13:09:25.298000000</dc:date>
    <meta:editing-duration>PT44M33S</meta:editing-duration>
    <meta:editing-cycles>6</meta:editing-cycles>
    <meta:generator>LibreOffice/6.4.2.2$Windows_X86_64 LibreOffice_project/4e471d8c02c9c90f512f7f9ead8875b57fcb1ec3</meta:generator>
    <meta:document-statistic meta:table-count="0" meta:image-count="0" meta:object-count="0" meta:page-count="6" meta:paragraph-count="79" meta:word-count="759" meta:character-count="4493" meta:non-whitespace-character-count="3782"/>
  </office:meta>
</office:document-meta>
</file>